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color="#CE181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font-name="Segoe UI" style:font-name-asian="Segoe UI" style:font-name-complex="Segoe UI" fo:font-size="5pt" style:font-size-asian="5pt" style:font-size-complex="5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45.75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office:value-type="string" table:number-columns-spanned="2" table:number-rows-spanned="1" table:style-name="ce9">
            <text:p>MODELLO CP v7 final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3" table:number-rows-spanned="1" table:style-name="ce9">
            <text:p>Model pwp_v7: nessuna simmetria gestita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TEST 1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2" table:style-name="ce9">
            <text:p>Number of solutions (#) and failures when looking for all solutions to some instances<text:s text:c="2"/></text:p>
            <text:p>Of the pw problem, comparing the ordering of pieces or not, using default search.</text:p>
          </table:table-cell>
          <table:covered-table-cell table:number-columns-repeated="5"/>
          <table:table-cell table:style-name="ce1"/>
          <table:table-cell office:value-type="string" table:style-name="ce1">
            <text:p><text:s text:c="2"/>- : over 5 min.</text:p>
          </table:table-cell>
          <table:table-cell table:number-columns-repeated="16376"/>
        </table:table-row>
        <table:table-row table:style-name="ro2">
          <table:covered-table-cell/>
          <table:covered-table-cell table:number-columns-repeated="5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number-columns-spanned="3" table:number-rows-spanned="1" table:style-name="ce10">
            <text:p><text:span text:style-name="T2">Run test using python for the ordering.</text:span>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#</text:p>
          </table:table-cell>
          <table:table-cell office:value-type="string" table:style-name="ce4">
            <text:p>v7_no-ord time</text:p>
          </table:table-cell>
          <table:table-cell office:value-type="string" table:style-name="ce4">
            <text:p>v7_no-ord failures</text:p>
          </table:table-cell>
          <table:table-cell office:value-type="string" table:style-name="ce4">
            <text:p>v7_ord time</text:p>
          </table:table-cell>
          <table:table-cell office:value-type="string" table:style-name="ce4">
            <text:p>v7_ord failures</text:p>
          </table:table-cell>
          <table:table-cell office:value-type="string" table:style-name="ce4">
            <text:p>v7_decr-ord time</text:p>
          </table:table-cell>
          <table:table-cell office:value-type="string" table:style-name="ce4">
            <text:p>v7_decr-ord failure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.00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.00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.001</text:p>
          </table:table-cell>
          <table:table-cell office:value-type="float" office:value="21" table:style-name="ce4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.009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.002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.003</text:p>
          </table:table-cell>
          <table:table-cell office:value-type="float" office:value="59" table:style-name="ce4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10752" table:style-name="ce4">
            <text:p>10752</text:p>
          </table:table-cell>
          <table:table-cell office:value-type="string" table:style-name="ce4">
            <text:p>.768</text:p>
          </table:table-cell>
          <table:table-cell office:value-type="float" office:value="8815" table:style-name="ce4">
            <text:p>8815</text:p>
          </table:table-cell>
          <table:table-cell office:value-type="string" table:style-name="ce4">
            <text:p>.772</text:p>
          </table:table-cell>
          <table:table-cell office:value-type="float" office:value="8863" table:style-name="ce4">
            <text:p>8863</text:p>
          </table:table-cell>
          <table:table-cell office:value-type="float" office:value="1.077" table:style-name="ce4">
            <text:p>1,077</text:p>
          </table:table-cell>
          <table:table-cell office:value-type="float" office:value="29729" table:style-name="ce4">
            <text:p>2972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97856" table:style-name="ce4">
            <text:p>97856</text:p>
          </table:table-cell>
          <table:table-cell office:value-type="float" office:value="11.17" table:style-name="ce4">
            <text:p>11,17</text:p>
          </table:table-cell>
          <table:table-cell office:value-type="float" office:value="237747" table:style-name="ce4">
            <text:p>237747</text:p>
          </table:table-cell>
          <table:table-cell office:value-type="float" office:value="12.897" table:style-name="ce4">
            <text:p>12,897</text:p>
          </table:table-cell>
          <table:table-cell office:value-type="float" office:value="178088" table:style-name="ce4">
            <text:p>178088</text:p>
          </table:table-cell>
          <table:table-cell office:value-type="float" office:value="27.835000000000001" table:style-name="ce4">
            <text:p>27,835</text:p>
          </table:table-cell>
          <table:table-cell office:value-type="string" table:style-name="ce4">
            <text:p>&gt;1M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566784" table:style-name="ce4">
            <text:p>566784</text:p>
          </table:table-cell>
          <table:table-cell office:value-type="float" office:value="139.26" table:style-name="ce4">
            <text:p>139,26</text:p>
          </table:table-cell>
          <table:table-cell office:value-type="float" office:value="2687390" table:style-name="ce4">
            <text:p>2687390</text:p>
          </table:table-cell>
          <table:table-cell office:value-type="float" office:value="136.43100000000001" table:style-name="ce4">
            <text:p>136,431</text:p>
          </table:table-cell>
          <table:table-cell office:value-type="float" office:value="2626486" table:style-name="ce4">
            <text:p>2626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table:number-columns-repeated="6" table:style-name="ce4"/>
          <table:table-cell table:number-columns-repeated="16378" table:style-name="ce1"/>
        </table:table-row>
        <table:table-row table:style-name="ro3">
          <table:table-cell office:value-type="string" table:style-name="ce4">
            <text:p>n</text:p>
          </table:table-cell>
          <table:table-cell office:value-type="string" table:style-name="ce4">
            <text:p>#</text:p>
          </table:table-cell>
          <table:table-cell office:value-type="string" table:style-name="ce4">
            <text:p>v7_no-ord<text:s/><text:span text:style-name="T3">time</text:span><text:span text:style-name="T3"/></text:p>
            <text:p>With symm</text:p>
          </table:table-cell>
          <table:table-cell office:value-type="string" table:style-name="ce4">
            <text:p>v7_no-ord<text:s/><text:span text:style-name="T3">failures</text:span><text:span text:style-name="T3"/></text:p>
            <text:p>With symm</text:p>
          </table:table-cell>
          <table:table-cell office:value-type="string" table:style-name="ce4">
            <text:p>v7_ord<text:s/><text:span text:style-name="T3">time</text:span><text:span text:style-name="T3"/></text:p>
            <text:p>With symm</text:p>
          </table:table-cell>
          <table:table-cell office:value-type="string" table:style-name="ce4">
            <text:p>v7_ord<text:s/><text:span text:style-name="T3">failures</text:span><text:span text:style-name="T3"/></text:p>
            <text:p>With symm</text:p>
          </table:table-cell>
          <table:table-cell office:value-type="string" table:style-name="ce4">
            <text:p>v7_decr-ord<text:s/><text:span text:style-name="T3">time</text:span><text:span text:style-name="T3"/></text:p>
            <text:p>With symm</text:p>
          </table:table-cell>
          <table:table-cell office:value-type="string" table:style-name="ce4">
            <text:p>v7_decr-ord<text:s/><text:span text:style-name="T3">failures</text:span><text:span text:style-name="T3"/></text:p>
            <text:p>With symm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.008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.009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9</text:p>
          </table:table-cell>
          <table:table-cell office:value-type="float" office:value="10" table:style-name="ce4">
            <text:p>1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.00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.00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.001</text:p>
          </table:table-cell>
          <table:table-cell office:value-type="float" office:value="29" table:style-name="ce4">
            <text:p>2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6272" table:style-name="ce4">
            <text:p>6272</text:p>
          </table:table-cell>
          <table:table-cell office:value-type="string" table:style-name="ce4">
            <text:p>.438</text:p>
          </table:table-cell>
          <table:table-cell office:value-type="float" office:value="5132" table:style-name="ce4">
            <text:p>5132</text:p>
          </table:table-cell>
          <table:table-cell office:value-type="string" table:style-name="ce4">
            <text:p>.445</text:p>
          </table:table-cell>
          <table:table-cell office:value-type="float" office:value="5446" table:style-name="ce4">
            <text:p>5446</text:p>
          </table:table-cell>
          <table:table-cell office:value-type="string" table:style-name="ce4">
            <text:p>.462</text:p>
          </table:table-cell>
          <table:table-cell office:value-type="float" office:value="7541" table:style-name="ce4">
            <text:p>75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24464" table:style-name="ce4">
            <text:p>24464</text:p>
          </table:table-cell>
          <table:table-cell office:value-type="float" office:value="3.1120000000000001" table:style-name="ce4">
            <text:p>3,112</text:p>
          </table:table-cell>
          <table:table-cell office:value-type="float" office:value="74592" table:style-name="ce4">
            <text:p>74592</text:p>
          </table:table-cell>
          <table:table-cell office:value-type="float" office:value="2.774" table:style-name="ce4">
            <text:p>2,774</text:p>
          </table:table-cell>
          <table:table-cell office:value-type="float" office:value="57231" table:style-name="ce4">
            <text:p>57231</text:p>
          </table:table-cell>
          <table:table-cell office:value-type="float" office:value="3.3079999999999998" table:style-name="ce4">
            <text:p>3,308</text:p>
          </table:table-cell>
          <table:table-cell office:value-type="float" office:value="78819" table:style-name="ce4">
            <text:p>788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141696" table:style-name="ce4">
            <text:p>141696</text:p>
          </table:table-cell>
          <table:table-cell office:value-type="float" office:value="24.22" table:style-name="ce4">
            <text:p>24,22</text:p>
          </table:table-cell>
          <table:table-cell office:value-type="float" office:value="518478" table:style-name="ce4">
            <text:p>518478</text:p>
          </table:table-cell>
          <table:table-cell office:value-type="float" office:value="25.834" table:style-name="ce4">
            <text:p>25,834</text:p>
          </table:table-cell>
          <table:table-cell office:value-type="float" office:value="516190" table:style-name="ce4">
            <text:p>516190</text:p>
          </table:table-cell>
          <table:table-cell office:value-type="float" office:value="45.954999999999998" table:style-name="ce4">
            <text:p>45,955</text:p>
          </table:table-cell>
          <table:table-cell office:value-type="float" office:value="1022115" table:style-name="ce4">
            <text:p>10221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21x21</text:p>
          </table:table-cell>
          <table:table-cell office:value-type="float" office:value="478656" table:style-name="ce4">
            <text:p>478656</text:p>
          </table:table-cell>
          <table:table-cell office:value-type="float" office:value="134265" table:style-name="ce4">
            <text:p>134265</text:p>
          </table:table-cell>
          <table:table-cell office:value-type="float" office:value="1985458" table:style-name="ce4">
            <text:p>1985458</text:p>
          </table:table-cell>
          <table:table-cell office:value-type="float" office:value="133.41499999999999" table:style-name="ce4">
            <text:p>133,415</text:p>
          </table:table-cell>
          <table:table-cell office:value-type="float" office:value="1973341" table:style-name="ce4">
            <text:p>1973341</text:p>
          </table:table-cell>
          <table:table-cell office:value-type="float" office:value="138.69" table:style-name="ce4">
            <text:p>138,69</text:p>
          </table:table-cell>
          <table:table-cell office:value-type="float" office:value="2219036" table:style-name="ce4">
            <text:p>2219036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4"/>
          <table:table-cell table:number-columns-repeated="16378" table:style-name="ce1"/>
        </table:table-row>
        <table:table-row table:style-name="ro1">
          <table:table-cell office:value-type="string" table:style-name="ce1">
            <text:p>With the default search the best model is: incremental order pie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ES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ead if we modify our search the best model is: decremental order pieces</text:p>
          </table:table-cell>
          <table:table-cell table:number-columns-repeated="16383" table:style-name="ce1"/>
        </table:table-row>
        <table:table-row table:style-name="ro4">
          <table:table-cell office:value-type="string" table:number-columns-spanned="6" table:number-rows-spanned="1" table:style-name="ce9">
            <text:p>Number of failures when looking for all solutions(with symm breaking) using different search heuristics</text:p>
            <text:p>(managed the descending order inside the model based on the area value).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" table:number-rows-spanned="1" table:style-name="ce9">
            <text:p>The best results are marked with a “*”</text:p>
          </table:table-cell>
          <table:covered-table-cell table:number-columns-repeated="2"/>
          <table:table-cell table:number-columns-repeated="16381" table:style-name="ce1"/>
        </table:table-row>
        <table:table-row table:style-name="ro5">
          <table:table-cell table:style-name="ce1"/>
          <table:table-cell office:value-type="string" table:number-columns-spanned="2" table:number-rows-spanned="1" table:style-name="ce9">
            <text:p>Input-min</text:p>
          </table:table-cell>
          <table:covered-table-cell/>
          <table:table-cell office:value-type="string" table:number-columns-spanned="2" table:number-rows-spanned="1" table:style-name="ce9">
            <text:p>ff-min</text:p>
          </table:table-cell>
          <table:covered-table-cell/>
          <table:table-cell office:value-type="string" table:number-columns-spanned="2" table:number-rows-spanned="1" table:style-name="ce9">
            <text:p>DomWdeg-min</text:p>
          </table:table-cell>
          <table:covered-table-cell/>
          <table:table-cell office:value-type="string" table:number-columns-spanned="2" table:number-rows-spanned="1" table:style-name="ce9">
            <text:p>Input-rand</text:p>
          </table:table-cell>
          <table:covered-table-cell/>
          <table:table-cell office:value-type="string" table:number-columns-spanned="2" table:number-rows-spanned="1" table:style-name="ce9">
            <text:p>ff-rand</text:p>
          </table:table-cell>
          <table:covered-table-cell/>
          <table:table-cell office:value-type="string" table:number-columns-spanned="2" table:number-rows-spanned="1" table:style-name="ce9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office:value-type="string" table:style-name="ce4">
            <text:p>v7_ord</text:p>
          </table:table-cell>
          <table:table-cell office:value-type="string" table:style-name="ce4">
            <text:p>v7_decr-or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8x8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string" table:style-name="ce4">
            <text:p>0*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9x9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string" table:style-name="ce4">
            <text:p>3*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0x10</text:p>
          </table:table-cell>
          <table:table-cell office:value-type="string" table:style-name="ce4">
            <text:p>8*</text:p>
          </table:table-cell>
          <table:table-cell office:value-type="string" table:style-name="ce4">
            <text:p>8*</text:p>
          </table:table-cell>
          <table:table-cell office:value-type="string" table:style-name="ce4">
            <text:p>8*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4607" table:style-name="ce4">
            <text:p>4607</text:p>
          </table:table-cell>
          <table:table-cell office:value-type="string" table:style-name="ce4">
            <text:p>3833*</text:p>
          </table:table-cell>
          <table:table-cell office:value-type="float" office:value="4988" table:style-name="ce4">
            <text:p>4988</text:p>
          </table:table-cell>
          <table:table-cell office:value-type="float" office:value="4963" table:style-name="ce4">
            <text:p>4963</text:p>
          </table:table-cell>
          <table:table-cell office:value-type="float" office:value="4946" table:style-name="ce4">
            <text:p>4946</text:p>
          </table:table-cell>
          <table:table-cell office:value-type="float" office:value="4921" table:style-name="ce4">
            <text:p>4921</text:p>
          </table:table-cell>
          <table:table-cell office:value-type="float" office:value="4779" table:style-name="ce4">
            <text:p>4779</text:p>
          </table:table-cell>
          <table:table-cell office:value-type="float" office:value="4754" table:style-name="ce4">
            <text:p>4754</text:p>
          </table:table-cell>
          <table:table-cell office:value-type="float" office:value="5406" table:style-name="ce4">
            <text:p>5406</text:p>
          </table:table-cell>
          <table:table-cell office:value-type="float" office:value="5381" table:style-name="ce4">
            <text:p>5381</text:p>
          </table:table-cell>
          <table:table-cell office:value-type="float" office:value="5390" table:style-name="ce4">
            <text:p>5390</text:p>
          </table:table-cell>
          <table:table-cell office:value-type="float" office:value="5365" table:style-name="ce4">
            <text:p>536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7x17</text:p>
          </table:table-cell>
          <table:table-cell office:value-type="float" office:value="76013" table:style-name="ce4">
            <text:p>76013</text:p>
          </table:table-cell>
          <table:table-cell office:value-type="float" office:value="77070" table:style-name="ce4">
            <text:p>77070</text:p>
          </table:table-cell>
          <table:table-cell office:value-type="float" office:value="50647" table:style-name="ce4">
            <text:p>50647</text:p>
          </table:table-cell>
          <table:table-cell office:value-type="float" office:value="51174" table:style-name="ce4">
            <text:p>51174</text:p>
          </table:table-cell>
          <table:table-cell office:value-type="string" table:style-name="ce4">
            <text:p>50010*</text:p>
          </table:table-cell>
          <table:table-cell office:value-type="float" office:value="50836" table:style-name="ce4">
            <text:p>50836</text:p>
          </table:table-cell>
          <table:table-cell office:value-type="float" office:value="84911" table:style-name="ce4">
            <text:p>84911</text:p>
          </table:table-cell>
          <table:table-cell office:value-type="float" office:value="85390" table:style-name="ce4">
            <text:p>85390</text:p>
          </table:table-cell>
          <table:table-cell office:value-type="float" office:value="54994" table:style-name="ce4">
            <text:p>54994</text:p>
          </table:table-cell>
          <table:table-cell office:value-type="float" office:value="54305" table:style-name="ce4">
            <text:p>54305</text:p>
          </table:table-cell>
          <table:table-cell office:value-type="float" office:value="55492" table:style-name="ce4">
            <text:p>55492</text:p>
          </table:table-cell>
          <table:table-cell office:value-type="float" office:value="55353" table:style-name="ce4">
            <text:p>5535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0x20</text:p>
          </table:table-cell>
          <table:table-cell office:value-type="float" office:value="445033" table:style-name="ce4">
            <text:p>445033</text:p>
          </table:table-cell>
          <table:table-cell office:value-type="float" office:value="384599" table:style-name="ce4">
            <text:p>384599</text:p>
          </table:table-cell>
          <table:table-cell office:value-type="float" office:value="447103" table:style-name="ce4">
            <text:p>447103</text:p>
          </table:table-cell>
          <table:table-cell office:value-type="float" office:value="383258" table:style-name="ce4">
            <text:p>383258</text:p>
          </table:table-cell>
          <table:table-cell office:value-type="float" office:value="447074" table:style-name="ce4">
            <text:p>447074</text:p>
          </table:table-cell>
          <table:table-cell office:value-type="string" table:style-name="ce4">
            <text:p>383229*</text:p>
          </table:table-cell>
          <table:table-cell office:value-type="float" office:value="480500" table:style-name="ce4">
            <text:p>480500</text:p>
          </table:table-cell>
          <table:table-cell office:value-type="float" office:value="433052" table:style-name="ce4">
            <text:p>433052</text:p>
          </table:table-cell>
          <table:table-cell office:value-type="float" office:value="483164" table:style-name="ce4">
            <text:p>483164</text:p>
          </table:table-cell>
          <table:table-cell office:value-type="float" office:value="439226" table:style-name="ce4">
            <text:p>439226</text:p>
          </table:table-cell>
          <table:table-cell office:value-type="float" office:value="483853" table:style-name="ce4">
            <text:p>483853</text:p>
          </table:table-cell>
          <table:table-cell office:value-type="float" office:value="421947" table:style-name="ce4">
            <text:p>42194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1x21</text:p>
          </table:table-cell>
          <table:table-cell office:value-type="string" table:style-name="ce4">
            <text:p>1717059-108</text:p>
          </table:table-cell>
          <table:table-cell office:value-type="string" table:style-name="ce4">
            <text:p>1717383-114</text:p>
          </table:table-cell>
          <table:table-cell office:value-type="float" office:value="1419297" table:style-name="ce4">
            <text:p>1419297</text:p>
          </table:table-cell>
          <table:table-cell office:value-type="float" office:value="1433637" table:style-name="ce4">
            <text:p>1433637</text:p>
          </table:table-cell>
          <table:table-cell office:value-type="string" table:style-name="ce4">
            <text:p>1419294*</text:p>
          </table:table-cell>
          <table:table-cell office:value-type="string" table:style-name="ce4">
            <text:p>1432664-112</text:p>
          </table:table-cell>
          <table:table-cell office:value-type="string" table:style-name="ce4">
            <text:p>1941645-124</text:p>
          </table:table-cell>
          <table:table-cell office:value-type="string" table:style-name="ce4">
            <text:p>1949449-124</text:p>
          </table:table-cell>
          <table:table-cell office:value-type="string" table:style-name="ce4">
            <text:p>1587390-119</text:p>
          </table:table-cell>
          <table:table-cell office:value-type="string" table:style-name="ce4">
            <text:p>1609108-107</text:p>
          </table:table-cell>
          <table:table-cell office:value-type="string" table:style-name="ce4">
            <text:p>1591954-114</text:p>
          </table:table-cell>
          <table:table-cell office:value-type="string" table:style-name="ce4">
            <text:p>1607345-114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table:style-name="ce6"/>
          <table:table-cell table:style-name="ce1"/>
          <table:table-cell office:value-type="string" table:style-name="ce7">
            <text:p>The best on the 3 largest instanc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earch heuristics are always based on the descending order of all the pieces,</text:p>
            <text:p>So the input order is not so relevant such as for the default search.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TEST 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9">
            <text:p>Input-min</text:p>
          </table:table-cell>
          <table:covered-table-cell/>
          <table:table-cell office:value-type="string" table:number-columns-spanned="2" table:number-rows-spanned="1" table:style-name="ce9">
            <text:p>ff-min</text:p>
          </table:table-cell>
          <table:covered-table-cell/>
          <table:table-cell office:value-type="string" table:number-columns-spanned="2" table:number-rows-spanned="1" table:style-name="ce9">
            <text:p>DomWdeg-min</text:p>
          </table:table-cell>
          <table:covered-table-cell/>
          <table:table-cell office:value-type="string" table:number-columns-spanned="2" table:number-rows-spanned="1" table:style-name="ce9">
            <text:p>Input-rand</text:p>
          </table:table-cell>
          <table:covered-table-cell/>
          <table:table-cell office:value-type="string" table:number-columns-spanned="2" table:number-rows-spanned="1" table:style-name="ce9">
            <text:p>ff-rand</text:p>
          </table:table-cell>
          <table:covered-table-cell/>
          <table:table-cell office:value-type="string" table:number-columns-spanned="2" table:number-rows-spanned="1" table:style-name="ce9">
            <text:p>DomWdeg-rand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failure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8x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9x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0x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1x1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2x12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3x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.003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14" table:style-name="ce4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4x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5x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6x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7x17</text:p>
          </table:table-cell>
          <table:table-cell office:value-type="string" table:style-name="ce4">
            <text:p>.004</text:p>
          </table:table-cell>
          <table:table-cell office:value-type="float" office:value="129" table:style-name="ce4">
            <text:p>129</text:p>
          </table:table-cell>
          <table:table-cell office:value-type="string" table:style-name="ce4">
            <text:p>.003</text:p>
          </table:table-cell>
          <table:table-cell office:value-type="float" office:value="101" table:style-name="ce4">
            <text:p>101</text:p>
          </table:table-cell>
          <table:table-cell office:value-type="string" table:style-name="ce4">
            <text:p>.00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.002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.002</text:p>
          </table:table-cell>
          <table:table-cell office:value-type="float" office:value="15" table:style-name="ce4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8x18</text:p>
          </table:table-cell>
          <table:table-cell office:value-type="string" table:style-name="ce4">
            <text:p>-</text:p>
          </table:table-cell>
          <table:table-cell office:value-type="float" office:value="6896031" table:style-name="ce4">
            <text:p>689603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.002</text:p>
          </table:table-cell>
          <table:table-cell office:value-type="float" office:value="3" table:style-name="ce4">
            <text:p>3</text:p>
          </table:table-cell>
          <table:table-cell office:value-type="float" office:value="6.5540000000000003" table:style-name="ce4">
            <text:p>6,554</text:p>
          </table:table-cell>
          <table:table-cell office:value-type="float" office:value="149345" table:style-name="ce4">
            <text:p>149345</text:p>
          </table:table-cell>
          <table:table-cell office:value-type="float" office:value="27.228999999999999" table:style-name="ce4">
            <text:p>27,229</text:p>
          </table:table-cell>
          <table:table-cell office:value-type="float" office:value="572271" table:style-name="ce4">
            <text:p>572271</text:p>
          </table:table-cell>
          <table:table-cell office:value-type="float" office:value="19.734000000000002" table:style-name="ce4">
            <text:p>19,734</text:p>
          </table:table-cell>
          <table:table-cell office:value-type="float" office:value="343090" table:style-name="ce4">
            <text:p>34309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19x19</text:p>
          </table:table-cell>
          <table:table-cell office:value-type="float" office:value="145" table:style-name="ce4">
            <text:p>145</text:p>
          </table:table-cell>
          <table:table-cell office:value-type="float" office:value="5022" table:style-name="ce4">
            <text:p>5022</text:p>
          </table:table-cell>
          <table:table-cell office:value-type="string" table:style-name="ce4">
            <text:p>.134</text:p>
          </table:table-cell>
          <table:table-cell office:value-type="float" office:value="6033" table:style-name="ce4">
            <text:p>6033</text:p>
          </table:table-cell>
          <table:table-cell office:value-type="string" table:style-name="ce4">
            <text:p>.138</text:p>
          </table:table-cell>
          <table:table-cell office:value-type="float" office:value="6003" table:style-name="ce4">
            <text:p>6003</text:p>
          </table:table-cell>
          <table:table-cell office:value-type="string" table:style-name="ce4">
            <text:p>.153</text:p>
          </table:table-cell>
          <table:table-cell office:value-type="float" office:value="4605" table:style-name="ce4">
            <text:p>4605</text:p>
          </table:table-cell>
          <table:table-cell office:value-type="float" office:value="1.0669999999999999" table:style-name="ce4">
            <text:p>1,067</text:p>
          </table:table-cell>
          <table:table-cell office:value-type="float" office:value="27778" table:style-name="ce4">
            <text:p>27778</text:p>
          </table:table-cell>
          <table:table-cell office:value-type="float" office:value="3.423" table:style-name="ce4">
            <text:p>3,423</text:p>
          </table:table-cell>
          <table:table-cell office:value-type="float" office:value="96616" table:style-name="ce4">
            <text:p>9661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0x20</text:p>
          </table:table-cell>
          <table:table-cell office:value-type="string" table:style-name="ce4">
            <text:p>.00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.091</text:p>
          </table:table-cell>
          <table:table-cell office:value-type="float" office:value="2541" table:style-name="ce4">
            <text:p>2541</text:p>
          </table:table-cell>
          <table:table-cell office:value-type="float" office:value="0.16200000000000001" table:style-name="ce4">
            <text:p>0,162</text:p>
          </table:table-cell>
          <table:table-cell office:value-type="float" office:value="3765" table:style-name="ce4">
            <text:p>3765</text:p>
          </table:table-cell>
          <table:table-cell office:value-type="string" table:style-name="ce8">
            <text:p>.283</text:p>
          </table:table-cell>
          <table:table-cell office:value-type="float" office:value="7292" table:style-name="ce4">
            <text:p>7292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1x21</text:p>
          </table:table-cell>
          <table:table-cell office:value-type="string" table:style-name="ce4">
            <text:p>.043</text:p>
          </table:table-cell>
          <table:table-cell office:value-type="float" office:value="1173" table:style-name="ce4">
            <text:p>1173</text:p>
          </table:table-cell>
          <table:table-cell office:value-type="string" table:style-name="ce4">
            <text:p>.053</text:p>
          </table:table-cell>
          <table:table-cell office:value-type="float" office:value="1442" table:style-name="ce4">
            <text:p>1442</text:p>
          </table:table-cell>
          <table:table-cell office:value-type="string" table:style-name="ce4">
            <text:p>.071</text:p>
          </table:table-cell>
          <table:table-cell office:value-type="float" office:value="1436" table:style-name="ce4">
            <text:p>1436</text:p>
          </table:table-cell>
          <table:table-cell office:value-type="string" table:style-name="ce4">
            <text:p>.562</text:p>
          </table:table-cell>
          <table:table-cell office:value-type="float" office:value="13679" table:style-name="ce4">
            <text:p>13679</text:p>
          </table:table-cell>
          <table:table-cell office:value-type="float" office:value="2.5339999999999998" table:style-name="ce4">
            <text:p>2,534</text:p>
          </table:table-cell>
          <table:table-cell office:value-type="float" office:value="49961" table:style-name="ce4">
            <text:p>49961</text:p>
          </table:table-cell>
          <table:table-cell office:value-type="float" office:value="2.5390000000000001" table:style-name="ce4">
            <text:p>2,539</text:p>
          </table:table-cell>
          <table:table-cell office:value-type="float" office:value="51309" table:style-name="ce4">
            <text:p>5130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2x22</text:p>
          </table:table-cell>
          <table:table-cell office:value-type="string" table:style-name="ce4">
            <text:p>.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.002</text:p>
          </table:table-cell>
          <table:table-cell office:value-type="float" office:value="6" table:style-name="ce4">
            <text:p>6</text:p>
          </table:table-cell>
          <table:table-cell office:value-type="float" office:value="1.2729999999999999" table:style-name="ce4">
            <text:p>1,273</text:p>
          </table:table-cell>
          <table:table-cell office:value-type="float" office:value="26600" table:style-name="ce4">
            <text:p>26600</text:p>
          </table:table-cell>
          <table:table-cell office:value-type="float" office:value="1.2270000000000001" table:style-name="ce4">
            <text:p>1,227</text:p>
          </table:table-cell>
          <table:table-cell office:value-type="float" office:value="25698" table:style-name="ce4">
            <text:p>25698</text:p>
          </table:table-cell>
          <table:table-cell office:value-type="float" office:value="4.4669999999999996" table:style-name="ce4">
            <text:p>4,467</text:p>
          </table:table-cell>
          <table:table-cell office:value-type="float" office:value="98539" table:style-name="ce4">
            <text:p>985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3x23</text:p>
          </table:table-cell>
          <table:table-cell office:value-type="float" office:value="13.382999999999999" table:style-name="ce4">
            <text:p>13,383</text:p>
          </table:table-cell>
          <table:table-cell office:value-type="float" office:value="298779" table:style-name="ce4">
            <text:p>298779</text:p>
          </table:table-cell>
          <table:table-cell office:value-type="float" office:value="17.387" table:style-name="ce4">
            <text:p>17,387</text:p>
          </table:table-cell>
          <table:table-cell office:value-type="float" office:value="398237" table:style-name="ce4">
            <text:p>398237</text:p>
          </table:table-cell>
          <table:table-cell office:value-type="string" table:style-name="ce4">
            <text:p>.043</text:p>
          </table:table-cell>
          <table:table-cell office:value-type="float" office:value="36817" table:style-name="ce4">
            <text:p>36817</text:p>
          </table:table-cell>
          <table:table-cell office:value-type="string" table:style-name="ce4">
            <text:p>-</text:p>
          </table:table-cell>
          <table:table-cell office:value-type="float" office:value="4795330" table:style-name="ce4">
            <text:p>4795330</text:p>
          </table:table-cell>
          <table:table-cell office:value-type="string" table:style-name="ce1">
            <text:p>-</text:p>
          </table:table-cell>
          <table:table-cell office:value-type="float" office:value="4537133" table:style-name="ce4">
            <text:p>4537133</text:p>
          </table:table-cell>
          <table:table-cell office:value-type="string" table:style-name="ce4">
            <text:p>-</text:p>
          </table:table-cell>
          <table:table-cell office:value-type="float" office:value="4627481" table:style-name="ce4">
            <text:p>462748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4x24</text:p>
          </table:table-cell>
          <table:table-cell office:value-type="float" office:value="1.1140000000000001" table:style-name="ce4">
            <text:p>1,114</text:p>
          </table:table-cell>
          <table:table-cell office:value-type="float" office:value="21963" table:style-name="ce4">
            <text:p>21963</text:p>
          </table:table-cell>
          <table:table-cell office:value-type="string" table:style-name="ce4">
            <text:p>.575</text:p>
          </table:table-cell>
          <table:table-cell office:value-type="float" office:value="8677" table:style-name="ce4">
            <text:p>8677</text:p>
          </table:table-cell>
          <table:table-cell office:value-type="string" table:style-name="ce4">
            <text:p>.546</text:p>
          </table:table-cell>
          <table:table-cell office:value-type="float" office:value="8523" table:style-name="ce4">
            <text:p>8523</text:p>
          </table:table-cell>
          <table:table-cell office:value-type="float" office:value="4.2480000000000002" table:style-name="ce4">
            <text:p>4,248</text:p>
          </table:table-cell>
          <table:table-cell office:value-type="float" office:value="73081" table:style-name="ce4">
            <text:p>73081</text:p>
          </table:table-cell>
          <table:table-cell office:value-type="float" office:value="149.364" table:style-name="ce4">
            <text:p>149,364</text:p>
          </table:table-cell>
          <table:table-cell office:value-type="float" office:value="2225460" table:style-name="ce4">
            <text:p>2225460</text:p>
          </table:table-cell>
          <table:table-cell office:value-type="float" office:value="106.693" table:style-name="ce4">
            <text:p>106,693</text:p>
          </table:table-cell>
          <table:table-cell office:value-type="float" office:value="1586018" table:style-name="ce4">
            <text:p>158601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5x25</text:p>
          </table:table-cell>
          <table:table-cell office:value-type="string" table:style-name="ce4">
            <text:p>.211</text:p>
          </table:table-cell>
          <table:table-cell office:value-type="float" office:value="3163" table:style-name="ce4">
            <text:p>3163</text:p>
          </table:table-cell>
          <table:table-cell office:value-type="float" office:value="27.731000000000002" table:style-name="ce4">
            <text:p>27,731</text:p>
          </table:table-cell>
          <table:table-cell office:value-type="float" office:value="544369" table:style-name="ce4">
            <text:p>544369</text:p>
          </table:table-cell>
          <table:table-cell office:value-type="float" office:value="33.530999999999999" table:style-name="ce4">
            <text:p>33,531</text:p>
          </table:table-cell>
          <table:table-cell office:value-type="float" office:value="628991" table:style-name="ce4">
            <text:p>628991</text:p>
          </table:table-cell>
          <table:table-cell office:value-type="string" table:style-name="ce4">
            <text:p>-</text:p>
          </table:table-cell>
          <table:table-cell office:value-type="float" office:value="4754273" table:style-name="ce4">
            <text:p>4754273</text:p>
          </table:table-cell>
          <table:table-cell office:value-type="string" table:style-name="ce1">
            <text:p>-</text:p>
          </table:table-cell>
          <table:table-cell office:value-type="float" office:value="4726659" table:style-name="ce4">
            <text:p>4726659</text:p>
          </table:table-cell>
          <table:table-cell office:value-type="string" table:style-name="ce4">
            <text:p>-</text:p>
          </table:table-cell>
          <table:table-cell office:value-type="float" office:value="4674264" table:style-name="ce4">
            <text:p>467426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6x26</text:p>
          </table:table-cell>
          <table:table-cell office:value-type="string" table:style-name="ce4">
            <text:p>-</text:p>
          </table:table-cell>
          <table:table-cell office:value-type="float" office:value="4214737" table:style-name="ce4">
            <text:p>4214737</text:p>
          </table:table-cell>
          <table:table-cell office:value-type="string" table:style-name="ce4">
            <text:p>-</text:p>
          </table:table-cell>
          <table:table-cell office:value-type="float" office:value="3981855" table:style-name="ce4">
            <text:p>3981855</text:p>
          </table:table-cell>
          <table:table-cell office:value-type="string" table:style-name="ce4">
            <text:p>-</text:p>
          </table:table-cell>
          <table:table-cell office:value-type="float" office:value="4354617" table:style-name="ce4">
            <text:p>4354617</text:p>
          </table:table-cell>
          <table:table-cell office:value-type="string" table:style-name="ce4">
            <text:p>-</text:p>
          </table:table-cell>
          <table:table-cell office:value-type="float" office:value="3273393" table:style-name="ce4">
            <text:p>3273393</text:p>
          </table:table-cell>
          <table:table-cell office:value-type="string" table:style-name="ce1">
            <text:p>-</text:p>
          </table:table-cell>
          <table:table-cell office:value-type="float" office:value="3106117" table:style-name="ce4">
            <text:p>3106117</text:p>
          </table:table-cell>
          <table:table-cell office:value-type="string" table:style-name="ce4">
            <text:p>-</text:p>
          </table:table-cell>
          <table:table-cell office:value-type="float" office:value="3115860" table:style-name="ce4">
            <text:p>311586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7x27</text:p>
          </table:table-cell>
          <table:table-cell office:value-type="float" office:value="28.757999999999999" table:style-name="ce4">
            <text:p>28,758</text:p>
          </table:table-cell>
          <table:table-cell office:value-type="float" office:value="368663" table:style-name="ce4">
            <text:p>368663</text:p>
          </table:table-cell>
          <table:table-cell office:value-type="float" office:value="9.5869999999999997" table:style-name="ce4">
            <text:p>9,587</text:p>
          </table:table-cell>
          <table:table-cell office:value-type="float" office:value="128101" table:style-name="ce4">
            <text:p>128101</text:p>
          </table:table-cell>
          <table:table-cell office:value-type="float" office:value="9.4710000000000001" table:style-name="ce4">
            <text:p>9,471</text:p>
          </table:table-cell>
          <table:table-cell office:value-type="float" office:value="128073" table:style-name="ce4">
            <text:p>128073</text:p>
          </table:table-cell>
          <table:table-cell office:value-type="string" table:style-name="ce4">
            <text:p>-</text:p>
          </table:table-cell>
          <table:table-cell office:value-type="float" office:value="3672051" table:style-name="ce4">
            <text:p>3672051</text:p>
          </table:table-cell>
          <table:table-cell office:value-type="float" office:value="294.90199999999999" table:style-name="ce4">
            <text:p>294,902</text:p>
          </table:table-cell>
          <table:table-cell office:value-type="float" office:value="3385535" table:style-name="ce4">
            <text:p>3385535</text:p>
          </table:table-cell>
          <table:table-cell office:value-type="string" table:style-name="ce4">
            <text:p>-</text:p>
          </table:table-cell>
          <table:table-cell office:value-type="float" office:value="3442998" table:style-name="ce4">
            <text:p>344299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8x28</text:p>
          </table:table-cell>
          <table:table-cell office:value-type="float" office:value="189.84399999999999" table:style-name="ce4">
            <text:p>189,844</text:p>
          </table:table-cell>
          <table:table-cell office:value-type="float" office:value="2524599" table:style-name="ce4">
            <text:p>2524599</text:p>
          </table:table-cell>
          <table:table-cell office:value-type="float" office:value="3.645" table:style-name="ce4">
            <text:p>3,645</text:p>
          </table:table-cell>
          <table:table-cell office:value-type="float" office:value="50881" table:style-name="ce4">
            <text:p>50881</text:p>
          </table:table-cell>
          <table:table-cell office:value-type="string" table:style-name="ce4">
            <text:p>.023</text:p>
          </table:table-cell>
          <table:table-cell office:value-type="float" office:value="234" table:style-name="ce4">
            <text:p>234</text:p>
          </table:table-cell>
          <table:table-cell office:value-type="float" office:value="4.7069999999999999" table:style-name="ce4">
            <text:p>4,707</text:p>
          </table:table-cell>
          <table:table-cell office:value-type="float" office:value="53758" table:style-name="ce4">
            <text:p>53758</text:p>
          </table:table-cell>
          <table:table-cell office:value-type="string" table:style-name="ce1">
            <text:p>-</text:p>
          </table:table-cell>
          <table:table-cell office:value-type="float" office:value="3687113" table:style-name="ce4">
            <text:p>3687113</text:p>
          </table:table-cell>
          <table:table-cell office:value-type="string" table:style-name="ce4">
            <text:p>-</text:p>
          </table:table-cell>
          <table:table-cell office:value-type="float" office:value="3641346" table:style-name="ce4">
            <text:p>364134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29x29</text:p>
          </table:table-cell>
          <table:table-cell office:value-type="float" office:value="57.29" table:style-name="ce4">
            <text:p>57,29</text:p>
          </table:table-cell>
          <table:table-cell office:value-type="float" office:value="786326" table:style-name="ce4">
            <text:p>786326</text:p>
          </table:table-cell>
          <table:table-cell office:value-type="string" table:style-name="ce4">
            <text:p>-</text:p>
          </table:table-cell>
          <table:table-cell office:value-type="float" office:value="3093208" table:style-name="ce4">
            <text:p>3093208</text:p>
          </table:table-cell>
          <table:table-cell office:value-type="string" table:style-name="ce4">
            <text:p>-</text:p>
          </table:table-cell>
          <table:table-cell office:value-type="float" office:value="3027499" table:style-name="ce4">
            <text:p>3027499</text:p>
          </table:table-cell>
          <table:table-cell office:value-type="string" table:style-name="ce4">
            <text:p>-</text:p>
          </table:table-cell>
          <table:table-cell office:value-type="float" office:value="2654491" table:style-name="ce4">
            <text:p>2654491</text:p>
          </table:table-cell>
          <table:table-cell office:value-type="string" table:style-name="ce1">
            <text:p>-</text:p>
          </table:table-cell>
          <table:table-cell office:value-type="float" office:value="2426193" table:style-name="ce4">
            <text:p>2426193</text:p>
          </table:table-cell>
          <table:table-cell office:value-type="string" table:style-name="ce4">
            <text:p>-</text:p>
          </table:table-cell>
          <table:table-cell office:value-type="float" office:value="2502499" table:style-name="ce4">
            <text:p>250249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0x30</text:p>
          </table:table-cell>
          <table:table-cell office:value-type="string" table:style-name="ce4">
            <text:p>.00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.00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.006</text:p>
          </table:table-cell>
          <table:table-cell office:value-type="float" office:value="78" table:style-name="ce4">
            <text:p>78</text:p>
          </table:table-cell>
          <table:table-cell office:value-type="float" office:value="47.642000000000003" table:style-name="ce4">
            <text:p>47,642</text:p>
          </table:table-cell>
          <table:table-cell office:value-type="float" office:value="819657" table:style-name="ce4">
            <text:p>819657</text:p>
          </table:table-cell>
          <table:table-cell office:value-type="string" table:style-name="ce1">
            <text:p>-</text:p>
          </table:table-cell>
          <table:table-cell office:value-type="float" office:value="5268410" table:style-name="ce4">
            <text:p>5268410</text:p>
          </table:table-cell>
          <table:table-cell office:value-type="string" table:style-name="ce4">
            <text:p>-</text:p>
          </table:table-cell>
          <table:table-cell office:value-type="float" office:value="5204473" table:style-name="ce4">
            <text:p>520447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1x31</text:p>
          </table:table-cell>
          <table:table-cell office:value-type="float" office:value="2.2850000000000001" table:style-name="ce4">
            <text:p>2,285</text:p>
          </table:table-cell>
          <table:table-cell office:value-type="float" office:value="51565" table:style-name="ce4">
            <text:p>51565</text:p>
          </table:table-cell>
          <table:table-cell office:value-type="float" office:value="18.341999999999999" table:style-name="ce4">
            <text:p>18,342</text:p>
          </table:table-cell>
          <table:table-cell office:value-type="float" office:value="413270" table:style-name="ce4">
            <text:p>413270</text:p>
          </table:table-cell>
          <table:table-cell office:value-type="float" office:value="18.262" table:style-name="ce4">
            <text:p>18,262</text:p>
          </table:table-cell>
          <table:table-cell office:value-type="float" office:value="412813" table:style-name="ce4">
            <text:p>412813</text:p>
          </table:table-cell>
          <table:table-cell office:value-type="float" office:value="33.798999999999999" table:style-name="ce4">
            <text:p>33,799</text:p>
          </table:table-cell>
          <table:table-cell office:value-type="float" office:value="726155" table:style-name="ce4">
            <text:p>726155</text:p>
          </table:table-cell>
          <table:table-cell office:value-type="float" office:value="194.87" table:style-name="ce4">
            <text:p>194,87</text:p>
          </table:table-cell>
          <table:table-cell office:value-type="float" office:value="3503661" table:style-name="ce4">
            <text:p>3503661</text:p>
          </table:table-cell>
          <table:table-cell office:value-type="float" office:value="298.46899999999999" table:style-name="ce4">
            <text:p>298,469</text:p>
          </table:table-cell>
          <table:table-cell office:value-type="float" office:value="5399039" table:style-name="ce4">
            <text:p>53990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2x32</text:p>
          </table:table-cell>
          <table:table-cell office:value-type="float" office:value="15.832000000000001" table:style-name="ce4">
            <text:p>15,832</text:p>
          </table:table-cell>
          <table:table-cell office:value-type="float" office:value="139908" table:style-name="ce4">
            <text:p>139908</text:p>
          </table:table-cell>
          <table:table-cell office:value-type="float" office:value="12.023" table:style-name="ce4">
            <text:p>12,023</text:p>
          </table:table-cell>
          <table:table-cell office:value-type="float" office:value="138497" table:style-name="ce4">
            <text:p>138497</text:p>
          </table:table-cell>
          <table:table-cell office:value-type="string" table:style-name="ce4">
            <text:p>-</text:p>
          </table:table-cell>
          <table:table-cell office:value-type="float" office:value="3159322" table:style-name="ce4">
            <text:p>3159322</text:p>
          </table:table-cell>
          <table:table-cell office:value-type="string" table:style-name="ce4">
            <text:p>-</text:p>
          </table:table-cell>
          <table:table-cell office:value-type="float" office:value="2464630" table:style-name="ce4">
            <text:p>2464630</text:p>
          </table:table-cell>
          <table:table-cell office:value-type="string" table:style-name="ce1">
            <text:p>-</text:p>
          </table:table-cell>
          <table:table-cell office:value-type="float" office:value="2645237" table:style-name="ce4">
            <text:p>2645237</text:p>
          </table:table-cell>
          <table:table-cell office:value-type="string" table:style-name="ce4">
            <text:p>-</text:p>
          </table:table-cell>
          <table:table-cell office:value-type="float" office:value="2617039" table:style-name="ce4">
            <text:p>261703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3x33</text:p>
          </table:table-cell>
          <table:table-cell office:value-type="string" table:style-name="ce4">
            <text:p>-</text:p>
          </table:table-cell>
          <table:table-cell office:value-type="float" office:value="4894268" table:style-name="ce4">
            <text:p>4894268</text:p>
          </table:table-cell>
          <table:table-cell office:value-type="float" office:value="40.786000000000001" table:style-name="ce4">
            <text:p>40,786</text:p>
          </table:table-cell>
          <table:table-cell office:value-type="float" office:value="627910" table:style-name="ce4">
            <text:p>627910</text:p>
          </table:table-cell>
          <table:table-cell office:value-type="string" table:style-name="ce4">
            <text:p>.059</text:p>
          </table:table-cell>
          <table:table-cell office:value-type="float" office:value="4802" table:style-name="ce4">
            <text:p>4802</text:p>
          </table:table-cell>
          <table:table-cell office:value-type="float" office:value="13.484" table:style-name="ce4">
            <text:p>13,484</text:p>
          </table:table-cell>
          <table:table-cell office:value-type="float" office:value="166924" table:style-name="ce4">
            <text:p>166924</text:p>
          </table:table-cell>
          <table:table-cell office:value-type="string" table:style-name="ce1">
            <text:p>-</text:p>
          </table:table-cell>
          <table:table-cell office:value-type="float" office:value="4165352" table:style-name="ce4">
            <text:p>4165352</text:p>
          </table:table-cell>
          <table:table-cell office:value-type="string" table:style-name="ce4">
            <text:p>-</text:p>
          </table:table-cell>
          <table:table-cell office:value-type="float" office:value="4239306" table:style-name="ce4">
            <text:p>423930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4x34</text:p>
          </table:table-cell>
          <table:table-cell office:value-type="float" office:value="63.805" table:style-name="ce4">
            <text:p>63,805</text:p>
          </table:table-cell>
          <table:table-cell office:value-type="float" office:value="1240093" table:style-name="ce4">
            <text:p>1240093</text:p>
          </table:table-cell>
          <table:table-cell office:value-type="float" office:value="10.836" table:style-name="ce4">
            <text:p>10,836</text:p>
          </table:table-cell>
          <table:table-cell office:value-type="float" office:value="180311" table:style-name="ce4">
            <text:p>180311</text:p>
          </table:table-cell>
          <table:table-cell office:value-type="string" table:style-name="ce4">
            <text:p>.00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339573" table:style-name="ce4">
            <text:p>4339573</text:p>
          </table:table-cell>
          <table:table-cell office:value-type="string" table:style-name="ce1">
            <text:p>-</text:p>
          </table:table-cell>
          <table:table-cell office:value-type="float" office:value="4358197" table:style-name="ce4">
            <text:p>4358197</text:p>
          </table:table-cell>
          <table:table-cell office:value-type="string" table:style-name="ce4">
            <text:p>-</text:p>
          </table:table-cell>
          <table:table-cell office:value-type="float" office:value="4321493" table:style-name="ce4">
            <text:p>4321493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5x35</text:p>
          </table:table-cell>
          <table:table-cell office:value-type="float" office:value="175.03" table:style-name="ce4">
            <text:p>175,03</text:p>
          </table:table-cell>
          <table:table-cell office:value-type="float" office:value="3089795" table:style-name="ce4">
            <text:p>3089795</text:p>
          </table:table-cell>
          <table:table-cell office:value-type="float" office:value="20.515999999999998" table:style-name="ce4">
            <text:p>20,516</text:p>
          </table:table-cell>
          <table:table-cell office:value-type="float" office:value="366023" table:style-name="ce4">
            <text:p>366023</text:p>
          </table:table-cell>
          <table:table-cell office:value-type="float" office:value="20.66" table:style-name="ce4">
            <text:p>20,66</text:p>
          </table:table-cell>
          <table:table-cell office:value-type="float" office:value="366070" table:style-name="ce4">
            <text:p>366070</text:p>
          </table:table-cell>
          <table:table-cell office:value-type="string" table:style-name="ce4">
            <text:p>-</text:p>
          </table:table-cell>
          <table:table-cell office:value-type="float" office:value="4085019" table:style-name="ce4">
            <text:p>4085019</text:p>
          </table:table-cell>
          <table:table-cell office:value-type="string" table:style-name="ce1">
            <text:p>-</text:p>
          </table:table-cell>
          <table:table-cell office:value-type="float" office:value="3970298" table:style-name="ce4">
            <text:p>3970298</text:p>
          </table:table-cell>
          <table:table-cell office:value-type="string" table:style-name="ce4">
            <text:p>-</text:p>
          </table:table-cell>
          <table:table-cell office:value-type="float" office:value="3907885" table:style-name="ce4">
            <text:p>390788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6x36</text:p>
          </table:table-cell>
          <table:table-cell office:value-type="string" table:style-name="ce4">
            <text:p>-</text:p>
          </table:table-cell>
          <table:table-cell office:value-type="float" office:value="4978659" table:style-name="ce4">
            <text:p>4978659</text:p>
          </table:table-cell>
          <table:table-cell office:value-type="string" table:style-name="ce4">
            <text:p>.008</text:p>
          </table:table-cell>
          <table:table-cell office:value-type="float" office:value="83" table:style-name="ce4">
            <text:p>83</text:p>
          </table:table-cell>
          <table:table-cell office:value-type="string" table:style-name="ce4">
            <text:p>.008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-</text:p>
          </table:table-cell>
          <table:table-cell office:value-type="float" office:value="4444243" table:style-name="ce4">
            <text:p>4444243</text:p>
          </table:table-cell>
          <table:table-cell office:value-type="string" table:style-name="ce1">
            <text:p>-</text:p>
          </table:table-cell>
          <table:table-cell office:value-type="float" office:value="4682086" table:style-name="ce4">
            <text:p>4682086</text:p>
          </table:table-cell>
          <table:table-cell office:value-type="string" table:style-name="ce4">
            <text:p>-</text:p>
          </table:table-cell>
          <table:table-cell office:value-type="float" office:value="4359791" table:style-name="ce4">
            <text:p>435979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7x37</text:p>
          </table:table-cell>
          <table:table-cell office:value-type="string" table:style-name="ce4">
            <text:p>-</text:p>
          </table:table-cell>
          <table:table-cell office:value-type="float" office:value="3459612" table:style-name="ce4">
            <text:p>3459612</text:p>
          </table:table-cell>
          <table:table-cell office:value-type="string" table:style-name="ce4">
            <text:p>-</text:p>
          </table:table-cell>
          <table:table-cell office:value-type="float" office:value="3419603" table:style-name="ce4">
            <text:p>3419603</text:p>
          </table:table-cell>
          <table:table-cell office:value-type="string" table:style-name="ce4">
            <text:p>-</text:p>
          </table:table-cell>
          <table:table-cell office:value-type="float" office:value="3370785" table:style-name="ce4">
            <text:p>3370785</text:p>
          </table:table-cell>
          <table:table-cell office:value-type="string" table:style-name="ce4">
            <text:p>-</text:p>
          </table:table-cell>
          <table:table-cell office:value-type="float" office:value="2800823" table:style-name="ce4">
            <text:p>2800823</text:p>
          </table:table-cell>
          <table:table-cell office:value-type="string" table:style-name="ce1">
            <text:p>-</text:p>
          </table:table-cell>
          <table:table-cell office:value-type="float" office:value="2748884" table:style-name="ce4">
            <text:p>2748884</text:p>
          </table:table-cell>
          <table:table-cell office:value-type="string" table:style-name="ce4">
            <text:p>-</text:p>
          </table:table-cell>
          <table:table-cell office:value-type="float" office:value="2743484" table:style-name="ce4">
            <text:p>2743484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8x38</text:p>
          </table:table-cell>
          <table:table-cell office:value-type="string" table:style-name="ce4">
            <text:p>-</text:p>
          </table:table-cell>
          <table:table-cell office:value-type="float" office:value="6833730" table:style-name="ce4">
            <text:p>6833730</text:p>
          </table:table-cell>
          <table:table-cell office:value-type="string" table:style-name="ce4">
            <text:p>-</text:p>
          </table:table-cell>
          <table:table-cell office:value-type="float" office:value="6803816" table:style-name="ce4">
            <text:p>6803816</text:p>
          </table:table-cell>
          <table:table-cell office:value-type="string" table:style-name="ce4">
            <text:p>-</text:p>
          </table:table-cell>
          <table:table-cell office:value-type="float" office:value="6711516" table:style-name="ce4">
            <text:p>6711516</text:p>
          </table:table-cell>
          <table:table-cell office:value-type="float" office:value="8.8840000000000003" table:style-name="ce4">
            <text:p>8,884</text:p>
          </table:table-cell>
          <table:table-cell office:value-type="float" office:value="185839" table:style-name="ce4">
            <text:p>185839</text:p>
          </table:table-cell>
          <table:table-cell office:value-type="float" office:value="9.1739999999999995" table:style-name="ce4">
            <text:p>9,174</text:p>
          </table:table-cell>
          <table:table-cell office:value-type="float" office:value="189011" table:style-name="ce4">
            <text:p>189011</text:p>
          </table:table-cell>
          <table:table-cell office:value-type="float" office:value="11.497" table:style-name="ce4">
            <text:p>11,497</text:p>
          </table:table-cell>
          <table:table-cell office:value-type="float" office:value="224917" table:style-name="ce4">
            <text:p>224917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39x39</text:p>
          </table:table-cell>
          <table:table-cell office:value-type="float" office:value="114.71599999999999" table:style-name="ce4">
            <text:p>114,716</text:p>
          </table:table-cell>
          <table:table-cell office:value-type="float" office:value="1440062" table:style-name="ce4">
            <text:p>1440062</text:p>
          </table:table-cell>
          <table:table-cell office:value-type="string" table:style-name="ce4">
            <text:p>-</text:p>
          </table:table-cell>
          <table:table-cell office:value-type="float" office:value="3666654" table:style-name="ce4">
            <text:p>3666654</text:p>
          </table:table-cell>
          <table:table-cell office:value-type="string" table:style-name="ce4">
            <text:p>-</text:p>
          </table:table-cell>
          <table:table-cell office:value-type="float" office:value="3395897" table:style-name="ce4">
            <text:p>3395897</text:p>
          </table:table-cell>
          <table:table-cell office:value-type="string" table:style-name="ce4">
            <text:p>-</text:p>
          </table:table-cell>
          <table:table-cell office:value-type="float" office:value="2547512" table:style-name="ce4">
            <text:p>2547512</text:p>
          </table:table-cell>
          <table:table-cell office:value-type="string" table:style-name="ce1">
            <text:p>-</text:p>
          </table:table-cell>
          <table:table-cell office:value-type="float" office:value="2579576" table:style-name="ce4">
            <text:p>2579576</text:p>
          </table:table-cell>
          <table:table-cell office:value-type="string" table:style-name="ce4">
            <text:p>-</text:p>
          </table:table-cell>
          <table:table-cell office:value-type="float" office:value="2577856" table:style-name="ce4">
            <text:p>257785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40x40</text:p>
          </table:table-cell>
          <table:table-cell office:value-type="string" table:style-name="ce4">
            <text:p>-</text:p>
          </table:table-cell>
          <table:table-cell office:value-type="float" office:value="6676909" table:style-name="ce4">
            <text:p>6676909</text:p>
          </table:table-cell>
          <table:table-cell office:value-type="float" office:value="2.4860000000000002" table:style-name="ce4">
            <text:p>2,486</text:p>
          </table:table-cell>
          <table:table-cell office:value-type="float" office:value="46591" table:style-name="ce4">
            <text:p>4659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9.6129999999999995" table:style-name="ce4">
            <text:p>9,613</text:p>
          </table:table-cell>
          <table:table-cell office:value-type="float" office:value="183614" table:style-name="ce4">
            <text:p>183614</text:p>
          </table:table-cell>
          <table:table-cell office:value-type="float" office:value="44.128999999999998" table:style-name="ce4">
            <text:p>44,129</text:p>
          </table:table-cell>
          <table:table-cell office:value-type="float" office:value="905498" table:style-name="ce4">
            <text:p>905498</text:p>
          </table:table-cell>
          <table:table-cell office:value-type="float" office:value="244.30099999999999" table:style-name="ce4">
            <text:p>244,301</text:p>
          </table:table-cell>
          <table:table-cell office:value-type="float" office:value="4827368" table:style-name="ce4">
            <text:p>482736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table:style-name="ce4"/>
          <table:table-cell table:number-columns-repeated="16371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Filippo</dc:creator>
    <meta:creation-date>2020-08-07T11:55:43Z</meta:creation-date>
    <dc:date>2020-08-14T13:34:19Z</dc:date>
    <meta:editing-cycles>5</meta:editing-cycles>
    <meta:editing-duration>PT32673S</meta:editing-duration>
  </office:meta>
</office:document-meta>
</file>